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156" officeooo:paragraph-rsid="0014a156"/>
    </style:style>
    <style:style style:name="fr1" style:family="graphic" style:parent-style-name="Formula">
      <style:graphic-properties style:wrap="parallel" style:number-wrapped-paragraphs="no-limit" style:wrap-contour="false" style:vertical-pos="from-top" fo:padding="0.2in" fo:border="none" draw:wrap-influence-on-position="once-concurrent" loext:allow-overlap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2" text:anchor-type="as-char" svg:y="-0.4902in" svg:width="0.8646in" svg:height="0.83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draw:frame draw:style-name="fr1" draw:name="Object1" text:anchor-type="as-char" svg:y="-0.5311in" svg:width="1.3693in" svg:height="0.8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3" text:anchor-type="as-char" svg:y="-0.4437in" svg:width="1.2362in" svg:height="0.8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draw:name="Object4" text:anchor-type="as-char" svg:y="-0.4598in" svg:width="2.1035in" svg:height="0.8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5" text:anchor-type="as-char" svg:y="-0.3484in" svg:width="1.1791in" svg:height="0.5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4T11:17:44.059563868</meta:creation-date>
    <dc:date>2024-09-24T11:31:03.319536908</dc:date>
    <meta:editing-duration>PT3M8S</meta:editing-duration>
    <meta:editing-cycles>1</meta:editing-cycles>
    <meta:document-statistic meta:table-count="0" meta:image-count="0" meta:object-count="5" meta:page-count="1" meta:paragraph-count="5" meta:word-count="0" meta:character-count="0" meta:non-whitespace-character-count="0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sqrt>
      <mfrac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</mrow>
        <mi>n</mi>
      </mfrac>
    </msqrt>
    <annotation encoding="StarMath 5.0">sqrt{ sum (x_i - bar x)^2 over { n }}</annotation>
  </semantics>
</math>
</file>

<file path=Object 2/content.xml><?xml version="1.0" encoding="utf-8"?>
<math xmlns="http://www.w3.org/1998/Math/MathML" display="block">
  <semantics>
    <mfrac>
      <mrow>
        <mo stretchy="false">∑</mo>
        <msub>
          <mi>x</mi>
          <mi>i</mi>
        </msub>
      </mrow>
      <mi>n</mi>
    </mfrac>
    <annotation encoding="StarMath 5.0">{sum x_i} over { n }</annotation>
  </semantics>
</math>
</file>

<file path=Object 3/content.xml><?xml version="1.0" encoding="utf-8"?>
<math xmlns="http://www.w3.org/1998/Math/MathML" display="block">
  <semantics>
    <mfrac>
      <mrow>
        <mi>n</mi>
        <mi>!</mi>
      </mrow>
      <mrow>
        <mi>k</mi>
        <mi>!</mi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  <mi>!</mi>
      </mrow>
    </mfrac>
    <annotation encoding="StarMath 5.0">{ n!} over {k! (n-k)!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B mline A) p(A) } over { p(B) }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row>
          <mi>a</mi>
          <mo stretchy="false">⋅</mo>
          <mi>x</mi>
        </mrow>
        <mo stretchy="false">+</mo>
        <mi>b</mi>
      </mrow>
    </mrow>
    <annotation encoding="StarMath 5.0">y = a cdot x + b</annotation>
  </semantics>
</math>
</file>